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9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>
            <text:p>User_cpu_0</text:p>
          </table:table-cell>
          <table:table-cell office:value-type="string">
            <text:p>User_cpu_1</text:p>
          </table:table-cell>
          <table:table-cell office:value-type="string">
            <text:p>User_cpu_2</text:p>
          </table:table-cell>
          <table:table-cell office:value-type="string">
            <text:p>User_cpu_3</text:p>
          </table:table-cell>
          <table:table-cell office:value-type="string">
            <text:p>User_cpu_4</text:p>
          </table:table-cell>
          <table:table-cell office:value-type="string">
            <text:p>User_cpu_5</text:p>
          </table:table-cell>
          <table:table-cell>
            <draw:frame table:end-cell-address="Sheet1.T50" table:end-x="0.307cm" table:end-y="0.026cm" draw:z-index="0" draw:style-name="gr1" svg:width="29.563cm" svg:height="21.963cm" svg:x="0.1cm" svg:y="0.106cm">
              <draw:object draw:notify-on-update-of-ranges="Sheet1.A1:Sheet1.A1 Sheet1.A2:Sheet1.A1001 Sheet1.B1:Sheet1.B1 Sheet1.B2:Sheet1.B1001 Sheet1.C1:Sheet1.C1 Sheet1.C2:Sheet1.C1001 Sheet1.D1:Sheet1.D1 Sheet1.D2:Sheet1.D1001 Sheet1.E1:Sheet1.E1 Sheet1.E2:Sheet1.E1001 Sheet1.F1:Sheet1.F1 Sheet1.F2:Sheet1.F10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0064">
            <text:p>200064</text:p>
          </table:table-cell>
          <table:table-cell table:number-columns-repeated="3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5956">
            <text:p>2059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6500">
            <text:p>20650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6192">
            <text:p>20619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5740">
            <text:p>20574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64">
            <text:p>200064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5852">
            <text:p>2058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68">
            <text:p>20006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5864">
            <text:p>20586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5976">
            <text:p>20597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5956">
            <text:p>2059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30452">
            <text:p>2304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288">
            <text:p>200288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6192">
            <text:p>20619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64">
            <text:p>200064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5688">
            <text:p>20568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5152">
            <text:p>205152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5864">
            <text:p>205864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20940">
            <text:p>22094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8">
            <text:p>200068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5820">
            <text:p>20582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68">
            <text:p>20006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6460">
            <text:p>2064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60">
            <text:p>200060</text:p>
          </table:table-cell>
          <table:table-cell office:value-type="float" office:value="205744">
            <text:p>20574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5860">
            <text:p>2058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5808">
            <text:p>20580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5996">
            <text:p>20599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5716">
            <text:p>20571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6176">
            <text:p>206176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5768">
            <text:p>20576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5796">
            <text:p>205796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5844">
            <text:p>205844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5900">
            <text:p>20590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5716">
            <text:p>20571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6180">
            <text:p>20618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5728">
            <text:p>20572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5828">
            <text:p>20582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5864">
            <text:p>20586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5972">
            <text:p>20597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5732">
            <text:p>20573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6136">
            <text:p>206136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5760">
            <text:p>2057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5816">
            <text:p>20581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33004">
            <text:p>233004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04">
            <text:p>20010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5868">
            <text:p>205868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5952">
            <text:p>2059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10532">
            <text:p>21053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64">
            <text:p>200064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5836">
            <text:p>20583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10212">
            <text:p>21021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2112">
            <text:p>20211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3892">
            <text:p>20389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6828">
            <text:p>206828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5808">
            <text:p>205808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5892">
            <text:p>20589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5780">
            <text:p>205780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7128">
            <text:p>207128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5772">
            <text:p>20577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5844">
            <text:p>205844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6404">
            <text:p>206404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5884">
            <text:p>205884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5688">
            <text:p>205688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40">
            <text:p>200040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16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0T16:06:47</dc:date>
    <dc:creator>Etienne </dc:creator>
    <meta:generator>OpenOffice.org/3.2$Unix OpenOffice.org_project/320m12$Build-9483</meta:generator>
    <meta:editing-duration>PT00H03M34S</meta:editing-duration>
    <meta:editing-cycles>1</meta:editing-cycles>
    <meta:document-statistic meta:table-count="1" meta:cell-count="60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00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64cm" svg:height="21.964cm" xlink:href=".." chart:class="chart:line" chart:style-name="ch1">
        <chart:legend chart:legend-position="end" svg:x="26.735cm" svg:y="9.763cm" chart:style-name="ch2"/>
        <chart:plot-area chart:style-name="ch3" table:cell-range-address="Sheet1.A1:Sheet1.F1001" chart:data-source-has-labels="row" svg:x="0.591cm" svg:y="0.439cm" svg:width="25.554cm" svg:height="20.6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001" chart:label-cell-address="Sheet1.A1:Sheet1.A1" chart:class="chart:line">
            <chart:data-point chart:repeated="1000"/>
          </chart:series>
          <chart:series chart:style-name="ch8" chart:values-cell-range-address="Sheet1.B2:Sheet1.B1001" chart:label-cell-address="Sheet1.B1:Sheet1.B1" chart:class="chart:line">
            <chart:data-point chart:repeated="1000"/>
          </chart:series>
          <chart:series chart:style-name="ch9" chart:values-cell-range-address="Sheet1.C2:Sheet1.C1001" chart:label-cell-address="Sheet1.C1:Sheet1.C1" chart:class="chart:line">
            <chart:data-point chart:repeated="1000"/>
          </chart:series>
          <chart:series chart:style-name="ch10" chart:values-cell-range-address="Sheet1.D2:Sheet1.D1001" chart:label-cell-address="Sheet1.D1:Sheet1.D1" chart:class="chart:line">
            <chart:data-point chart:repeated="1000"/>
          </chart:series>
          <chart:series chart:style-name="ch11" chart:values-cell-range-address="Sheet1.E2:Sheet1.E1001" chart:label-cell-address="Sheet1.E1:Sheet1.E1" chart:class="chart:line">
            <chart:data-point chart:repeated="1000"/>
          </chart:series>
          <chart:series chart:style-name="ch12" chart:values-cell-range-address="Sheet1.F2:Sheet1.F1001" chart:label-cell-address="Sheet1.F1:Sheet1.F1" chart:class="chart:line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User_cpu_0</text:p>
              </table:table-cell>
              <table:table-cell office:value-type="string">
                <text:p text:id="Sheet1.B1:Sheet1.B1">User_cpu_1</text:p>
              </table:table-cell>
              <table:table-cell office:value-type="string">
                <text:p text:id="Sheet1.C1:Sheet1.C1">User_cpu_2</text:p>
              </table:table-cell>
              <table:table-cell office:value-type="string">
                <text:p text:id="Sheet1.D1:Sheet1.D1">User_cpu_3</text:p>
              </table:table-cell>
              <table:table-cell office:value-type="string">
                <text:p text:id="Sheet1.E1:Sheet1.E1">User_cpu_4</text:p>
              </table:table-cell>
              <table:table-cell office:value-type="string">
                <text:p text:id="Sheet1.F1:Sheet1.F1">User_cpu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64">
                <text:p text:id="Sheet1.A2:Sheet1.A1001">200064</text:p>
              </table:table-cell>
              <table:table-cell office:value-type="float" office:value="200060">
                <text:p text:id="Sheet1.B2:Sheet1.B1001">200060</text:p>
              </table:table-cell>
              <table:table-cell office:value-type="float" office:value="200060">
                <text:p text:id="Sheet1.C2:Sheet1.C1001">200060</text:p>
              </table:table-cell>
              <table:table-cell office:value-type="float" office:value="200060">
                <text:p text:id="Sheet1.D2:Sheet1.D1001">200060</text:p>
              </table:table-cell>
              <table:table-cell office:value-type="float" office:value="200056">
                <text:p text:id="Sheet1.E2:Sheet1.E1001">200056</text:p>
              </table:table-cell>
              <table:table-cell office:value-type="float" office:value="200060">
                <text:p text:id="Sheet1.F2:Sheet1.F1001">2000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5956">
                <text:p>2059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6500">
                <text:p>206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56">
                <text:p>200056</text:p>
              </table:table-cell>
              <table:table-cell office:value-type="float" office:value="206192">
                <text:p>20619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5740">
                <text:p>20574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60">
                <text:p>200060</text:p>
              </table:table-cell>
              <table:table-cell office:value-type="float" office:value="200064">
                <text:p>20006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5852">
                <text:p>2058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060">
                <text:p>200060</text:p>
              </table:table-cell>
              <table:table-cell office:value-type="float" office:value="200068">
                <text:p>2000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5864">
                <text:p>2058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5976">
                <text:p>20597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5956">
                <text:p>2059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0452">
                <text:p>2304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0288">
                <text:p>200288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0056">
                <text:p>200056</text:p>
              </table:table-cell>
              <table:table-cell office:value-type="float" office:value="206192">
                <text:p>20619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060">
                <text:p>200060</text:p>
              </table:table-cell>
              <table:table-cell office:value-type="float" office:value="200064">
                <text:p>200064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5688">
                <text:p>20568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5152">
                <text:p>2051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5864">
                <text:p>20586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20940">
                <text:p>22094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0056">
                <text:p>200056</text:p>
              </table:table-cell>
              <table:table-cell office:value-type="float" office:value="200068">
                <text:p>2000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5820">
                <text:p>2058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0060">
                <text:p>200060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8">
                <text:p>20006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0056">
                <text:p>200056</text:p>
              </table:table-cell>
              <table:table-cell office:value-type="float" office:value="206460">
                <text:p>2064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5744">
                <text:p>20574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5860">
                <text:p>2058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5808">
                <text:p>20580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5996">
                <text:p>20599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5716">
                <text:p>2057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0056">
                <text:p>200056</text:p>
              </table:table-cell>
              <table:table-cell office:value-type="float" office:value="206176">
                <text:p>20617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5768">
                <text:p>20576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5796">
                <text:p>20579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5844">
                <text:p>20584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5900">
                <text:p>20590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5716">
                <text:p>2057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0056">
                <text:p>200056</text:p>
              </table:table-cell>
              <table:table-cell office:value-type="float" office:value="206180">
                <text:p>20618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5728">
                <text:p>20572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5828">
                <text:p>20582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5864">
                <text:p>2058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5972">
                <text:p>20597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5732">
                <text:p>20573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0056">
                <text:p>200056</text:p>
              </table:table-cell>
              <table:table-cell office:value-type="float" office:value="206136">
                <text:p>2061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5760">
                <text:p>2057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5816">
                <text:p>20581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3004">
                <text:p>233004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0104">
                <text:p>20010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5868">
                <text:p>2058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5952">
                <text:p>2059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0056">
                <text:p>200056</text:p>
              </table:table-cell>
              <table:table-cell office:value-type="float" office:value="210532">
                <text:p>21053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0060">
                <text:p>200060</text:p>
              </table:table-cell>
              <table:table-cell office:value-type="float" office:value="200064">
                <text:p>20006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5836">
                <text:p>2058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0056">
                <text:p>200056</text:p>
              </table:table-cell>
              <table:table-cell office:value-type="float" office:value="210212">
                <text:p>21021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2112">
                <text:p>20211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3892">
                <text:p>20389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6828">
                <text:p>20682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5808">
                <text:p>20580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5892">
                <text:p>20589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5780">
                <text:p>20578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0060">
                <text:p>200060</text:p>
              </table:table-cell>
              <table:table-cell office:value-type="float" office:value="207128">
                <text:p>20712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5772">
                <text:p>20577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5844">
                <text:p>205844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6404">
                <text:p>20640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5884">
                <text:p>20588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5688">
                <text:p>2056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0060">
                <text:p>200060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060">
                <text:p>200060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